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169CA6768F6C2D8705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solid" draw:fill-color="#3465a4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4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5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6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7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stroke-linejoin="round" svg:stroke-linecap="round" draw:fill="none" draw:fill-color="#729fcf" draw:textarea-horizontal-align="justify" draw:textarea-vertical-align="middle" fo:padding-top="0.151cm" fo:padding-bottom="0.151cm" fo:padding-left="0.276cm" fo:padding-right="0.276cm" draw:shadow="hidden" draw:shadow-offset-x="0cm" draw:shadow-offset-y="0cm" draw:shadow-color="#729fcf"/>
    </style:style>
    <style:style style:name="gr18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3.549cm" fo:min-width="4.02cm" fo:padding-top="0.151cm" fo:padding-bottom="0.151cm" fo:padding-left="0.276cm" fo:padding-right="0.276cm" draw:shadow="hidden" draw:shadow-offset-x="0cm" draw:shadow-offset-y="0cm" draw:shadow-color="#729fcf"/>
    </style:style>
    <style:style style:name="gr19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729fcf" draw:opacity="30%" draw:textarea-horizontal-align="justify" draw:textarea-vertical-align="middle" fo:padding-top="0.151cm" fo:padding-bottom="0.151cm" fo:padding-left="0.276cm" fo:padding-right="0.276cm" draw:shadow="visible" draw:shadow-offset-x="0cm" draw:shadow-offset-y="0cm" draw:shadow-color="#729fcf"/>
    </style:style>
    <style:style style:name="gr20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248cm" fo:min-width="0.362cm" fo:padding-top="0.151cm" fo:padding-bottom="0.151cm" fo:padding-left="0.276cm" fo:padding-right="0.276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928cm" fo:min-width="3.536cm" fo:padding-top="0.151cm" fo:padding-bottom="0.151cm" fo:padding-left="0.276cm" fo:padding-right="0.276cm" draw:shadow="hidden" draw:shadow-offset-x="0cm" draw:shadow-offset-y="0cm" draw:shadow-color="#729fcf"/>
    </style:style>
    <style:style style:name="gr22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opacity="30%" draw:textarea-horizontal-align="justify" draw:textarea-vertical-align="middle" draw:auto-grow-height="false" fo:min-height="0cm" fo:min-width="0.13cm" fo:padding-top="0.151cm" fo:padding-bottom="0.151cm" fo:padding-left="0.276cm" fo:padding-right="0.276cm" draw:shadow="visible" draw:shadow-offset-x="0cm" draw:shadow-offset-y="0cm" draw:shadow-color="#729fcf"/>
    </style:style>
    <style:style style:name="gr23" style:family="graphic" style:parent-style-name="standard" style:list-style-name="L2">
      <style:graphic-properties draw:stroke="solid" svg:stroke-width="0.053cm" svg:stroke-color="#ffffff" draw:marker-start="" draw:marker-start-width="0.279cm" draw:marker-start-center="false" draw:marker-end="" draw:marker-end-width="0.279cm" draw:marker-end-center="false" draw:fill="solid" draw:fill-color="#3465a4" draw:textarea-horizontal-align="justify" draw:textarea-vertical-align="middle" draw:auto-grow-height="false" fo:min-height="0.35cm" fo:min-width="3.01cm" fo:padding-top="0.151cm" fo:padding-bottom="0.151cm" fo:padding-left="0.276cm" fo:padding-right="0.276cm" draw:shadow="hidden" draw:shadow-offset-x="0cm" draw:shadow-offset-y="0cm" draw:shadow-color="#729fcf"/>
    </style:style>
    <style:style style:name="gr24" style:family="graphic" style:parent-style-name="standard" style:list-style-name="L2">
      <style:graphic-properties draw:stroke="solid" svg:stroke-width="0cm" svg:stroke-color="#325490" draw:marker-start="" draw:marker-start-width="0.15cm" draw:marker-start-center="false" draw:marker-end="" draw:marker-end-width="0.15cm" draw:marker-end-center="false" draw:stroke-linejoin="miter" svg:stroke-linecap="butt" draw:fill="solid" draw:fill-color="#4472c4" draw:textarea-horizontal-align="justify" draw:textarea-vertical-align="middle" draw:auto-grow-height="false" draw:fit-to-size="false" style:shrink-to-fit="false" fo:min-height="0.772cm" fo:min-width="5.344cm" fo:padding-top="0.108cm" fo:padding-bottom="0.108cm" fo:padding-left="0.233cm" fo:padding-right="0.233cm" fo:wrap-option="wrap" draw:shadow="hidden" draw:shadow-offset-x="0.2cm" draw:shadow-offset-y="0.2cm" draw:shadow-color="#808080"/>
    </style:style>
    <style:style style:name="gr25" style:family="graphic" style:parent-style-name="standard">
      <style:graphic-properties draw:stroke="none" svg:stroke-color="#000000" draw:fill="none" draw:fill-color="#ffffff" fo:min-height="1.274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7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3465a4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729fcf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3465a4" draw:opacity="3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4472c4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828cm" svg:height="4.109cm" svg:x="19.688cm" svg:y="7.433cm">
          <draw:image xlink:href="Pictures/100002010000020000000169CA6768F6C2D87053.png" xlink:type="simple" xlink:show="embed" xlink:actuate="onLoad" draw:mime-type="image/png">
            <text:p/>
          </draw:image>
        </draw:frame>
        <draw:g draw:name="desktop">
          <draw:g>
            <draw:rect draw:style-name="gr2" draw:text-style-name="P2" draw:layer="layout" svg:width="2.286cm" svg:height="5.501cm" svg:x="8.917cm" svg:y="7.011cm">
              <text:p/>
            </draw:rect>
            <draw:line draw:style-name="gr3" draw:text-style-name="P3" draw:layer="layout" svg:x1="9.146cm" svg:y1="9.761cm" svg:x2="10.975cm" svg:y2="9.761cm">
              <text:p/>
            </draw:line>
            <draw:line draw:style-name="gr4" draw:text-style-name="P3" draw:layer="layout" svg:x1="9.374cm" svg:y1="11.687cm" svg:x2="10.746cm" svg:y2="11.687cm">
              <text:p/>
            </draw:line>
            <draw:line draw:style-name="gr5" draw:text-style-name="P3" draw:layer="layout" svg:x1="9.374cm" svg:y1="11.412cm" svg:x2="10.746cm" svg:y2="11.412cm">
              <text:p/>
            </draw:line>
            <draw:line draw:style-name="gr6" draw:text-style-name="P3" draw:layer="layout" svg:x1="9.146cm" svg:y1="7.561cm" svg:x2="9.146cm" svg:y2="7.286cm">
              <text:p/>
            </draw:line>
            <draw:line draw:style-name="gr7" draw:text-style-name="P3" draw:layer="layout" svg:x1="9.146cm" svg:y1="8.111cm" svg:x2="9.146cm" svg:y2="7.836cm">
              <text:p/>
            </draw:line>
            <draw:line draw:style-name="gr8" draw:text-style-name="P3" draw:layer="layout" svg:x1="9.374cm" svg:y1="7.561cm" svg:x2="9.374cm" svg:y2="7.286cm">
              <text:p/>
            </draw:line>
            <draw:line draw:style-name="gr9" draw:text-style-name="P3" draw:layer="layout" svg:x1="9.374cm" svg:y1="8.111cm" svg:x2="9.374cm" svg:y2="7.836cm">
              <text:p/>
            </draw:line>
            <draw:line draw:style-name="gr10" draw:text-style-name="P3" draw:layer="layout" svg:x1="9.831cm" svg:y1="7.561cm" svg:x2="9.831cm" svg:y2="7.286cm">
              <text:p/>
            </draw:line>
            <draw:line draw:style-name="gr11" draw:text-style-name="P3" draw:layer="layout" svg:x1="9.831cm" svg:y1="8.111cm" svg:x2="9.831cm" svg:y2="7.836cm">
              <text:p/>
            </draw:line>
            <draw:line draw:style-name="gr12" draw:text-style-name="P3" draw:layer="layout" svg:x1="10.06cm" svg:y1="7.561cm" svg:x2="10.06cm" svg:y2="7.286cm">
              <text:p/>
            </draw:line>
            <draw:line draw:style-name="gr13" draw:text-style-name="P3" draw:layer="layout" svg:x1="10.06cm" svg:y1="8.111cm" svg:x2="10.06cm" svg:y2="7.836cm">
              <text:p/>
            </draw:line>
            <draw:line draw:style-name="gr14" draw:text-style-name="P3" draw:layer="layout" svg:x1="10.517cm" svg:y1="7.561cm" svg:x2="10.517cm" svg:y2="7.286cm">
              <text:p/>
            </draw:line>
            <draw:line draw:style-name="gr15" draw:text-style-name="P3" draw:layer="layout" svg:x1="10.517cm" svg:y1="8.111cm" svg:x2="10.517cm" svg:y2="7.836cm">
              <text:p/>
            </draw:line>
            <draw:line draw:style-name="gr16" draw:text-style-name="P3" draw:layer="layout" svg:x1="10.746cm" svg:y1="7.561cm" svg:x2="10.746cm" svg:y2="7.286cm">
              <text:p/>
            </draw:line>
            <draw:line draw:style-name="gr17" draw:text-style-name="P3" draw:layer="layout" svg:x1="10.746cm" svg:y1="8.111cm" svg:x2="10.746cm" svg:y2="7.836cm">
              <text:p/>
            </draw:line>
          </draw:g>
          <draw:g>
            <draw:custom-shape draw:style-name="gr18" draw:text-style-name="P2" draw:layer="layout" svg:width="4.572cm" svg:height="3.851cm" svg:x="3.659cm" svg:y="6.46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rect draw:style-name="gr19" draw:text-style-name="P4" draw:layer="layout" svg:width="3.658cm" svg:height="2.75cm" svg:x="4.116cm" svg:y="7.011cm">
              <text:p/>
            </draw:rect>
            <draw:custom-shape draw:style-name="gr20" draw:text-style-name="P2" draw:layer="layout" svg:width="0.914cm" svg:height="0.55cm" svg:x="5.488cm" svg:y="10.312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2" draw:layer="layout" svg:width="5.486cm" svg:height="1.65cm" svg:x="3.202cm" svg:y="10.864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2" draw:text-style-name="P5" draw:layer="layout" svg:width="0.914cm" svg:height="0.286cm" svg:x="5.488cm" svg:y="11.964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806.5978007330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custom-shape draw:style-name="gr23" draw:text-style-name="P2" draw:layer="layout" svg:width="4.572cm" svg:height="0.836cm" svg:x="3.659cm" svg:y="11.128cm">
              <text:p/>
              <draw:enhanced-geometry svg:viewBox="0 0 21600 21600" draw:mirror-vertical="true" draw:mirror-horizontal="false" draw:glue-points="?f6 10800 10800 21600 ?f5 10800 10800 0" draw:text-areas="?f3 ?f3 ?f4 ?f4" draw:type="trapezoid" draw:modifiers="1148.66053578569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</draw:g>
        </draw:g>
        <draw:custom-shape draw:name="left-right-arrow" draw:style-name="gr24" draw:text-style-name="P6" draw:layer="layout" svg:width="6.796cm" svg:height="1.974cm" svg:x="12.019cm" svg:y="8.5cm">
          <text:p/>
          <draw:enhanced-geometry draw:mirror-horizontal="false" draw:mirror-vertical="false" svg:viewBox="0 0 0 0" draw:text-areas="?f12 ?f8 ?f13 ?f9" draw:type="ooxml-leftRightArrow" draw:modifiers="50000 50000" draw:enhanced-path="M 0 ?f7 L ?f4 0 ?f4 ?f8 ?f5 ?f8 ?f5 0 ?f14 ?f7 ?f5 ?f15 ?f5 ?f9 ?f4 ?f9 ?f4 ?f15 Z N">
            <draw:equation draw:name="f0" draw:formula="min(logwidth,logheight)"/>
            <draw:equation draw:name="f1" draw:formula="5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4 +0-?f11 "/>
            <draw:equation draw:name="f13" draw:formula="?f5 +?f11 -0"/>
            <draw:equation draw:name="f14" draw:formula="logwidth"/>
            <draw:equation draw:name="f15" draw:formula="logheight"/>
            <draw:handle draw:handle-position="?f5 ?f8" draw:handle-range-y-maximum="100000" draw:handle-range-y-minimum="0"/>
            <draw:handle draw:handle-position="?f4 0" draw:handle-range-x-maximum="?f1" draw:handle-range-x-minimum="0"/>
          </draw:enhanced-geometry>
        </draw:custom-shape>
        <draw:frame draw:style-name="gr25" draw:text-style-name="P8" draw:layer="layout" svg:width="6.35cm" svg:height="1.524cm" svg:x="12.457cm" svg:y="10.725cm">
          <draw:text-box>
            <text:p text:style-name="P7"><text:span text:style-name="T1">Serial/USB Or WiFi</text:span></text:p>
          </draw:text-box>
        </draw:frame>
        <draw:frame draw:style-name="gr26" draw:text-style-name="P8" draw:layer="layout" svg:width="10.354cm" svg:height="0.962cm" svg:x="2.643cm" svg:y="13.408cm">
          <draw:text-box>
            <text:p text:style-name="P7"><text:span text:style-name="T1">Linux, Windows, or macOS PC</text:span></text:p>
          </draw:text-box>
        </draw:frame>
        <draw:frame draw:style-name="gr27" draw:text-style-name="P8" draw:layer="layout" svg:width="2.013cm" svg:height="0.962cm" svg:x="21.639cm" svg:y="13.308cm">
          <draw:text-box>
            <text:p text:style-name="P7"><text:span text:style-name="T1">MCU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5T12:33:05.220948579</meta:creation-date>
    <dc:date>2021-08-25T12:55:42.123247666</dc:date>
    <meta:editing-duration>PT22M36S</meta:editing-duration>
    <meta:editing-cycles>3</meta:editing-cycles>
    <meta:generator>LibreOffice/7.1.5.2$Linux_X86_64 LibreOffice_project/10$Build-2</meta:generator>
    <meta:document-statistic meta:object-count="30"/>
  </office:meta>
</office:document-meta>
</file>